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A70000012D2A6744FE.svm" manifest:media-type=""/>
  <manifest:file-entry manifest:full-path="Pictures/2000000100000175000001295D7A3A32.svm" manifest:media-type=""/>
  <manifest:file-entry manifest:full-path="Pictures/200000010000018A0000013142804D21.svm" manifest:media-type=""/>
  <manifest:file-entry manifest:full-path="Pictures/20000002000000C3000000ADB2F7C24D.eps" manifest:media-type=""/>
  <manifest:file-entry manifest:full-path="Pictures/20000001000000FE000000FA28DF3A34.svm" manifest:media-type=""/>
  <manifest:file-entry manifest:full-path="Pictures/20000001000001AB0000012D798E686A.svm" manifest:media-type=""/>
  <manifest:file-entry manifest:full-path="Pictures/" manifest:media-type="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148cm" svg:height="2.793cm" svg:x="2.841cm" svg:y="0.306cm">
          <draw:image xlink:href="Pictures/20000002000000C3000000ADB2F7C24D.eps" xlink:type="simple" xlink:show="embed" xlink:actuate="onLoad">
            <text:p/>
          </draw:image>
        </draw:frame>
        <draw:frame draw:style-name="gr2" draw:layer="layout" svg:width="0.56cm" svg:height="0.356cm" svg:x="4.136cm" svg:y="1.00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6cm" svg:height="0.36cm" svg:x="4.162cm" svg:y="2.03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0.446cm" svg:height="0.355cm" svg:x="4.482cm" svg:y="0.609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304cm" svg:height="0.299cm" svg:x="3.327cm" svg:y="2.2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472cm" svg:height="0.365cm" svg:x="6.095cm" svg:y="1.638cm">
          <draw:image xlink:href="Pictures/200000010000018A0000013142804D21.svm" xlink:type="simple" xlink:show="embed" xlink:actuate="onLoad">
            <text:p/>
          </draw:image>
        </draw:frame>
        <draw:frame draw:style-name="gr6" draw:text-style-name="P1" draw:layer="layout" svg:width="0.422cm" svg:height="0.3cm" svg:x="3.748cm" svg:y="1.115cm">
          <draw:image xlink:href="Pictures/20000001000001A70000012D2A6744FE.svm" xlink:type="simple" xlink:show="embed" xlink:actuate="onLoad">
            <text:p/>
          </draw:image>
        </draw:frame>
        <draw:frame draw:style-name="gr7" draw:text-style-name="P1" draw:layer="layout" svg:width="0.426cm" svg:height="0.3cm" svg:x="3.744cm" svg:y="1.566cm">
          <draw:image xlink:href="Pictures/20000001000001AB0000012D798E686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1:11:15</dc:date>
    <dc:creator>kkk </dc:creator>
    <meta:editing-duration>PT2M9S</meta:editing-duration>
    <meta:editing-cycles>1</meta:editing-cycles>
    <meta:document-statistic meta:object-count="8"/>
    <meta:generator>LibreOffice/3.3$Linux LibreOffice_project/330m19$Build-401</meta:generator>
  </office:meta>
</office:document-meta>
</file>

<file path=Object 5/content.xml><?xml version="1.0" encoding="utf-8"?>
<math xmlns="http://www.w3.org/1998/Math/MathML">
  <semantics>
    <msub>
      <mi>I</mi>
      <mi mathvariant="italic">B1</mi>
    </msub>
    <annotation encoding="StarMath 5.0">I_B1</annotation>
  </semantics>
</math>
</file>

<file path=Object 6/content.xml><?xml version="1.0" encoding="utf-8"?>
<math xmlns="http://www.w3.org/1998/Math/MathML">
  <semantics>
    <msub>
      <mi>I</mi>
      <mi mathvariant="italic">B2</mi>
    </msub>
    <annotation encoding="StarMath 5.0">I_B2</annotation>
  </semantics>
</math>
</file>